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O1</text:p>
          </table:table-cell>
          <table:table-cell office:value-type="string" calcext:value-type="string">
            <text:p>ALUGUE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GÁ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///////////////////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MPUTADOR</text:p>
          </table:table-cell>
          <table:table-cell office:value-type="string" calcext:value-type="string">
            <text:p>///////////////////</text:p>
          </table:table-cell>
          <table:table-cell office:value-type="string" calcext:value-type="string">
            <text:p>VIAGEM</text:p>
          </table:table-cell>
          <table:table-cell office:value-type="string" calcext:value-type="string">
            <text:p>///////////////////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JANEIRO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SUM([.B2];[.C2];[.D2];[.E2];[.F2];[.G2];[.I2];[.J2];[.K2];[.L2];[.N2])"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FEVEREIR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B3];[.C3];[.D3];[.E3];[.F3];[.G3];[.I3];[.J3];[.K3];[.L3];[.N3])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MARÇ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B4];[.C4];[.D4];[.E4];[.F4];[.G4];[.I4];[.J4];[.K4];[.L4];[.N4])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table:formula="of:=SUM([.B5];[.C5];[.D5];[.E5];[.F5];[.G5];[.I5];[.J5];[.K5];[.L5];[.N5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MAI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table:formula="of:=SUM([.B6];[.C6];[.D6];[.E6];[.F6];[.G6];[.I6];[.J6];[.K6];[.L6];[.N6])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JUNH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B7];[.C7];[.D7];[.E7];[.F7];[.G7];[.I7];[.J7];[.K7];[.L7];[.N7])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JULH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SUM([.B8];[.C8];[.D8];[.E8];[.F8];[.G8];[.I8];[.J8];[.K8];[.L8];[.N8]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SUM([.B9];[.C9];[.D9];[.E9];[.F9];[.G9];[.I9];[.J9];[.K9];[.L9];[.N9])"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ETEMBR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B10];[.C10];[.D10];[.E10];[.F10];[.G10];[.I10];[.J10];[.K10];[.L10];[.N10])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OUTUBR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B11];[.C11];[.D11];[.E11];[.F11];[.G11];[.I11];[.J11];[.K11];[.L11];[.N11])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NOVEMBRO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B12];[.C12];[.D12];[.E12];[.F12];[.G12];[.I12];[.J12];[.K12];[.L12];[.N12])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DEZEMBRO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SUM([.B13];[.C13];[.D13];[.E13];[.F13];[.G13];[.I13];[.J13];[.K13];[.L13];[.N13])" office:value-type="float" office:value="780" calcext:value-type="float">
            <text:p>78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gastos:</text:p>
          </table:table-cell>
          <table:table-cell office:value-type="float" office:value="4200" calcext:value-type="float">
            <text:p>4200</text:p>
          </table:table-cell>
          <table:table-cell office:value-type="float" office:value="670" calcext:value-type="float">
            <text:p>670</text:p>
          </table:table-cell>
          <table:table-cell office:value-type="float" office:value="380" calcext:value-type="float">
            <text:p>38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1248" calcext:value-type="float">
            <text:p>1248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table:formula="of:=SUM([.B15];[.C15];[.D15];[.E15];[.F15];[.G15];[.I15];[.J15];[.K15];[.L15];[.N15])" office:value-type="float" office:value="12822" calcext:value-type="float">
            <text:p>12822</text:p>
          </table:table-cell>
        </table:table-row>
      </table:table>
      <table:named-expressions>
        <table:named-range table:name="SOMA" table:base-cell-address="$Planilha1.$P$2" table:cell-range-address="$Planilha1.$P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1:30:02.586800874</meta:creation-date>
    <dc:date>2019-04-17T22:47:06.658443812</dc:date>
    <meta:editing-duration>PT1M46S</meta:editing-duration>
    <meta:editing-cycles>1</meta:editing-cycles>
    <meta:document-statistic meta:table-count="1" meta:cell-count="185" meta:object-count="0"/>
    <meta:generator>LibreOffice/5.2.7.2$Linux_X86_64 LibreOffice_project/20m0$Build-2</meta:generator>
  </office:meta>
</office:document-meta>
</file>